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table:style-name="ce2" office:value-type="float" office:value="0.52125" calcext:value-type="float">
            <text:p>0.52125</text:p>
          </table:table-cell>
          <table:table-cell table:style-name="ce3" office:value-type="float" office:value="10.44539" calcext:value-type="float">
            <text:p>10.44539</text:p>
          </table:table-cell>
          <table:table-cell table:style-name="ce3" office:value-type="float" office:value="1.173507" calcext:value-type="float">
            <text:p>1.173507</text:p>
          </table:table-cell>
          <table:table-cell table:style-name="ce3" office:value-type="float" office:value="1.823657" calcext:value-type="float">
            <text:p>1.823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table:style-name="ce2" office:value-type="float" office:value="10.28971" calcext:value-type="float">
            <text:p>10.28971</text:p>
          </table:table-cell>
          <table:table-cell table:style-name="ce3" office:value-type="float" office:value="0.01118056" calcext:value-type="float">
            <text:p>0.01118056</text:p>
          </table:table-cell>
          <table:table-cell table:style-name="ce3" office:value-type="float" office:value="2.076759" calcext:value-type="float">
            <text:p>2.076759</text:p>
          </table:table-cell>
          <table:table-cell table:style-name="ce3" office:value-type="float" office:value="0.5662847" calcext:value-type="float">
            <text:p>0.56628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table:number-columns-repeated="1018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1-26T22:39:28.672378879</dc:date>
    <meta:editing-duration>PT9M52S</meta:editing-duration>
    <meta:editing-cycles>3</meta:editing-cycles>
    <meta:generator>LibreOffice/5.1.6.2$Linux_X86_64 LibreOffice_project/10m0$Build-2</meta:generator>
    <meta:document-statistic meta:table-count="2" meta:cell-count="584" meta:object-count="0"/>
  </office:meta>
</office:document-meta>
</file>